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style:page-number="1"/>
      <style:text-properties fo:font-size="11pt" style:font-size-asian="11pt" style:font-size-complex="11pt"/>
    </style:style>
    <style:style style:name="P2" style:parent-style-name="Título1" style:family="paragraph">
      <style:text-properties fo:language="en" fo:country="US"/>
    </style:style>
    <style:style style:name="T3" style:parent-style-name="Fuentedepárrafopredeter." style:family="text">
      <style:text-properties fo:color="#1155CC" style:text-underline-type="single" style:text-underline-style="solid" style:text-underline-width="auto" style:text-underline-mode="continuous" fo:language="en" fo:country="US"/>
    </style:style>
    <style:style style:name="T4" style:parent-style-name="Fuentedepárrafopredeter." style:family="text">
      <style:text-properties fo:font-style="italic" style:font-style-asian="italic" fo:color="#666666" fo:language="en" fo:country="US"/>
    </style:style>
    <style:style style:name="T5" style:parent-style-name="Fuentedepárrafopredeter." style:family="text">
      <style:text-properties fo:font-style="italic" style:font-style-asian="italic" fo:color="#666666"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Título1" style:family="paragraph">
      <style:text-properties fo:language="en" fo:country="US"/>
    </style:style>
    <style:style style:name="T8" style:parent-style-name="Fuentedepárrafopredeter." style:family="text">
      <style:text-properties fo:color="#1155CC" style:text-underline-type="single" style:text-underline-style="solid" style:text-underline-width="auto" style:text-underline-mode="continuous" fo:language="en" fo:country="US"/>
    </style:style>
    <style:style style:name="T9" style:parent-style-name="Fuentedepárrafopredeter." style:family="text">
      <style:text-properties fo:font-style="italic" style:font-style-asian="italic" fo:color="#666666" fo:language="en" fo:country="US"/>
    </style:style>
    <style:style style:name="T10" style:parent-style-name="Fuentedepárrafopredeter." style:family="text">
      <style:text-properties fo:font-style="italic" style:font-style-asian="italic" fo:color="#666666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/* Copia del archivo de GoogleDrive “/GITSVN/GitHub”</text:h>
      <text:h text:style-name="P2" text:outline-level="1"><text:bookmark-start text:name="_hcln3nucxc6q"/><text:bookmark-end text:name="_hcln3nucxc6q"/>Git-workflow or feature branching</text:h>
      <text:p text:style-name="Normal"><text:a xlink:href="https://gist.github.com/blackfalcon/8428401" office:target-frame-name="_top" xlink:show="replace"><text:span text:style-name="T3">https://gist.github.com/blackfalcon/8428401</text:span></text:a></text:p>
      <text:p text:style-name="Normal"><text:span text:style-name="T4">When working with Git, there are two prevailing workflows are Gitflow and feature branches. IMHO, being more of a subscriber to continuous integration, I feel that the feature branch workflow</text:span><text:span text:style-name="T5"><text:s/>is better suited, and the focus of this article.</text:span></text:p>
      <text:p text:style-name="P6"/>
      <text:h text:style-name="P7" text:outline-level="1">Gitflow Workflow</text:h>
      <text:p text:style-name="Normal"><text:a xlink:href="https://www.atlassian.com/git/tutorials/comparing-workflows/gitflow-workflow" office:target-frame-name="_top" xlink:show="replace"><text:span text:style-name="T8">https://www.atlassian.com/git/tutorials/comparing-workflows/gitflow-workflow</text:span></text:a></text:p>
      <text:p text:style-name="Normal"><text:span text:style-name="T9">Gitflow Workflow is a Git workflow design that was first published and made popular by Vincent Driessen at nvie. The Gitflow Workflow defines a strict branching model designed around the project release.<text:s/></text:span><text:span text:style-name="T10">This provides a robust framework for managing larger projects.<text:s/></text:span></text:p>
      <text:p text:style-name="Normal"/>
      <text:p text:style-name="P11"/>
      <text:p text:style-name="P12"/>
      <text:p text:style-name="P13"/>
      <text:p text:style-name="P14"/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ba</dc:creator>
    <meta:creation-date>2020-02-07T18:37:00Z</meta:creation-date>
    <dc:date>2020-02-07T18:39:00Z</dc:date>
    <meta:template xlink:href="Normal.dotm" xlink:type="simple"/>
    <meta:editing-cycles>4</meta:editing-cycles>
    <meta:editing-duration>PT120S</meta:editing-duration>
    <meta:document-statistic meta:page-count="1" meta:paragraph-count="1" meta:word-count="138" meta:character-count="896" meta:row-count="6" meta:non-whitespace-character-count="759"/>
  </office:meta>
</office:document-meta>
</file>